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e3e" officeooo:paragraph-rsid="0009fe3e"/>
    </style:style>
    <style:style style:name="P2" style:family="paragraph" style:parent-style-name="Text_20_body">
      <style:text-properties officeooo:paragraph-rsid="0009fe3e"/>
    </style:style>
    <style:style style:name="P3" style:family="paragraph" style:parent-style-name="Standard" style:list-style-name="L1">
      <style:paragraph-properties fo:margin-top="0in" fo:margin-bottom="0in" loext:contextual-spacing="false" fo:line-height="150%"/>
      <style:text-properties officeooo:rsid="0009fe3e" officeooo:paragraph-rsid="0009fe3e"/>
    </style:style>
    <style:style style:name="P4" style:family="paragraph" style:parent-style-name="Text_20_body">
      <style:text-properties officeooo:rsid="000c4a73" officeooo:paragraph-rsid="000c4a73"/>
    </style:style>
    <style:style style:name="P5" style:family="paragraph" style:parent-style-name="Heading_20_1">
      <style:text-properties officeooo:paragraph-rsid="0009fe3e"/>
    </style:style>
    <style:style style:name="P6" style:family="paragraph" style:parent-style-name="Title">
      <style:text-properties officeooo:rsid="000c4a73" officeooo:paragraph-rsid="000c4a7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hysical Properties of Novel Two-dimensional Materials and Their Heterostructures: Calculation and Design from First-Principles Studies</text:p>
      <text:p text:style-name="P4"/>
      <text:p text:style-name="P4">My Publications</text:p>
      <text:p text:style-name="P4"><text:tab/><text:tab/>Portlandite crystal: Bulk, bilayer, and monolayer structures</text:p>
      <text:p text:style-name="P4"><text:tab/><text:tab/>Thermal properties of black and blue phosphorenes from a first-principles quasiharmonic approach</text:p>
      <text:p text:style-name="P4"><text:tab/><text:tab/>Defect-induced faceted blue phosphorene nanotubes</text:p>
      <text:p text:style-name="P4"><text:tab/><text:tab/>Promising Piezoelectric Performance of Single Layer Transition-Metal Dichalcogenides and Dioxides</text:p>
      <text:p text:style-name="P4"><text:tab/><text:tab/>Strain enhancement of acoustic phonon limited mobility in monolayer TiS3</text:p>
      <text:p text:style-name="P4"><text:tab/><text:tab/>A first-principles study of stable few-layer penta-silicene</text:p>
      <text:p text:style-name="P4"><text:tab/><text:tab/>Intrinsic magnetism in penta-hexa-graphene: A first-principles study</text:p>
      <text:p text:style-name="P4"><text:tab/><text:tab/>MXenes/graphene hetreostructure for Li battery</text:p>
      <text:p text:style-name="P4"><text:tab/><text:tab/>Nitrogen edge-saturated graphene nanoribbon </text:p>
      <text:p text:style-name="P4"><text:tab/><text:tab/>MoS2 1T/2H1T hetrerostructure for electronic transport</text:p>
      <text:p text:style-name="P4"><text:tab/>Introduction: The rise of two-dimensional materials</text:p>
      <text:p text:style-name="P4"><text:tab/><text:tab/>Graphene</text:p>
      <text:p text:style-name="P4"><text:tab/><text:tab/><text:tab/>History and prediction</text:p>
      <text:p text:style-name="P4"><text:tab/><text:tab/><text:tab/>Physical properties</text:p>
      <text:p text:style-name="P4"><text:tab/><text:tab/>Post-graphene Materials</text:p>
      <text:p text:style-name="P4"><text:tab/><text:tab/><text:tab/>Functionized Graphene</text:p>
      <text:p text:style-name="P4"><text:tab/><text:tab/><text:tab/><text:tab/>Graphane</text:p>
      <text:p text:style-name="P4"><text:tab/><text:tab/><text:tab/><text:tab/>Fluorographene</text:p>
      <text:p text:style-name="P4"><text:tab/><text:tab/><text:tab/>Boron Nitride</text:p>
      <text:p text:style-name="P4"><text:soft-page-break/><text:tab/><text:tab/><text:tab/>Silicene and Germanene</text:p>
      <text:p text:style-name="P4"><text:tab/><text:tab/><text:tab/>Transition Metal Dichalcogenides</text:p>
      <text:p text:style-name="P4"><text:tab/><text:tab/>1D from 2D: nanotube and nanoribbon</text:p>
      <text:p text:style-name="P4"><text:tab/><text:tab/>Synthesis methods</text:p>
      <text:p text:style-name="P4"><text:tab/>Computational Methodology</text:p>
      <text:p text:style-name="P4"><text:tab/><text:tab/>Theory</text:p>
      <text:p text:style-name="P4"><text:tab/><text:tab/><text:tab/>Density Functional Theory</text:p>
      <text:p text:style-name="P4"><text:tab/><text:tab/><text:tab/>Exchange-correlation functional</text:p>
      <text:p text:style-name="P4"><text:tab/><text:tab/><text:tab/>Jocob's ladder</text:p>
      <text:p text:style-name="P4"><text:tab/><text:tab/>Implementation</text:p>
      <text:p text:style-name="P4"><text:tab/><text:tab/><text:tab/>Basis set, Plane wave energy cut-off, K-points</text:p>
      <text:p text:style-name="P4"><text:tab/><text:tab/><text:tab/>Software Packages</text:p>
      <text:p text:style-name="P4"><text:tab/>General physical properties 2D materials</text:p>
      <text:p text:style-name="P4"><text:tab/><text:tab/>Structural properties</text:p>
      <text:p text:style-name="P4"><text:tab/><text:tab/><text:tab/>Layer structure (intralayer:covalent &amp; interlayer: vdW)</text:p>
      <text:p text:style-name="P4"><text:tab/><text:tab/><text:tab/><text:tab/>graphite to graphene</text:p>
      <text:p text:style-name="P4"><text:tab/><text:tab/><text:tab/>sp hybirdization</text:p>
      <text:p text:style-name="P4"><text:tab/><text:tab/><text:tab/><text:tab/>Coulson’s theorem</text:p>
      <text:p text:style-name="P4"><text:tab/><text:tab/><text:tab/>Isotropic v.s. Anisotropic monolayer (graphene v.s. Bp or TiS3)</text:p>
      <text:p text:style-name="P4"><text:tab/><text:tab/><text:tab/>Multiphase allotropes (Carbon;phosphorene;TMD;silicene)</text:p>
      <text:p text:style-name="P4"><text:tab/><text:tab/>Electronic properties</text:p>
      <text:p text:style-name="P4"><text:tab/><text:tab/><text:tab/>Introduction</text:p>
      <text:p text:style-name="P4"><text:tab/><text:tab/><text:tab/>Polar bond</text:p>
      <text:p text:style-name="P4"><text:tab/><text:tab/><text:tab/>Importance of crystal symmetry</text:p>
      <text:p text:style-name="P4"><text:tab/><text:tab/><text:tab/><text:tab/>Clar’s theory</text:p>
      <text:p text:style-name="P4"><text:tab/><text:tab/><text:tab/>Importance of interlayer interaction</text:p>
      <text:p text:style-name="P4"><text:tab/><text:tab/><text:tab/>Accurate description from DFT</text:p>
      <text:p text:style-name="P4"><text:tab/><text:tab/>Vibrational properties</text:p>
      <text:p text:style-name="P4"><text:tab/><text:tab/><text:tab/>Introduction</text:p>
      <text:p text:style-name="P4"><text:soft-page-break/><text:tab/><text:tab/><text:tab/>Phonon dispersion of 2D materials</text:p>
      <text:p text:style-name="P4"><text:tab/><text:tab/><text:tab/>Dynamic stability from phonon dispersion</text:p>
      <text:p text:style-name="P4"><text:tab/><text:tab/>Mechanical properties</text:p>
      <text:p text:style-name="P4"><text:tab/><text:tab/><text:tab/>Introduction</text:p>
      <text:p text:style-name="P4"><text:tab/><text:tab/><text:tab/>Elastic and engineering constants</text:p>
      <text:p text:style-name="P4"><text:tab/><text:tab/><text:tab/>Mechanical stability: Born stability criteria</text:p>
      <text:p text:style-name="P4"><text:tab/>Results of Physical Properties Calculations on Novel 2D materials</text:p>
      <text:p text:style-name="P4"><text:tab/><text:tab/>Thermal properties (2)</text:p>
      <text:p text:style-name="P4"><text:tab/><text:tab/><text:tab/>Introduction</text:p>
      <text:p text:style-name="P4"><text:tab/><text:tab/><text:tab/>Thermal expansion and anharmonic oscillations</text:p>
      <text:p text:style-name="P4"><text:tab/><text:tab/><text:tab/>Quasi-harmonic approximation</text:p>
      <text:p text:style-name="P4"><text:tab/><text:tab/><text:tab/>Helmholtz free energy and specific heat</text:p>
      <text:p text:style-name="P4"><text:tab/><text:tab/>Piezoelectric properties (4)</text:p>
      <text:p text:style-name="P4"><text:tab/><text:tab/><text:tab/>Introduction</text:p>
      <text:p text:style-name="P4"><text:tab/><text:tab/><text:tab/>Piezoelectric constants</text:p>
      <text:p text:style-name="P4"><text:tab/><text:tab/><text:tab/>Importance of internal relaxation</text:p>
      <text:p text:style-name="P4"><text:tab/><text:tab/>Transport properties (5)</text:p>
      <text:p text:style-name="P4"><text:tab/><text:tab/><text:tab/>Introduction</text:p>
      <text:p text:style-name="P4"><text:tab/><text:tab/><text:tab/>Carrier mobility</text:p>
      <text:p text:style-name="P4"><text:tab/><text:tab/><text:tab/>Deformation potential theory: non-polar materials</text:p>
      <text:p text:style-name="P4"><text:tab/><text:tab/><text:tab/>Deformation potential theory: polar materials</text:p>
      <text:p text:style-name="P4"><text:tab/><text:tab/><text:tab/>Electrical transport</text:p>
      <text:p text:style-name="P4"><text:tab/><text:tab/>Magnetic properties (7)</text:p>
      <text:p text:style-name="P4"><text:tab/><text:tab/><text:tab/>Introduction</text:p>
      <text:p text:style-name="P4"><text:tab/><text:tab/><text:tab/>Magnetic ordering</text:p>
      <text:p text:style-name="P4"><text:tab/><text:tab/><text:tab/><text:tab/>Stoner criterion of ferromagnetism</text:p>
      <text:p text:style-name="P4"><text:tab/><text:tab/><text:tab/><text:tab/><text:tab/>read the book Magnetism in condensed</text:p>
      <text:p text:style-name="P4"><text:tab/><text:tab/>Battery related properties (8)</text:p>
      <text:p text:style-name="P4"><text:tab/><text:tab/><text:tab/>Introduction</text:p>
      <text:p text:style-name="P4"><text:soft-page-break/><text:tab/><text:tab/><text:tab/>Principle of Lithium battery</text:p>
      <text:p text:style-name="P4"><text:tab/><text:tab/><text:tab/>Key quantities</text:p>
      <text:p text:style-name="P4"><text:tab/>Results of Physical Properties Modulation on Novel 2D materials</text:p>
      <text:p text:style-name="P4"><text:tab/><text:tab/>Number of layers and types of stackings (6)</text:p>
      <text:p text:style-name="P4"><text:tab/><text:tab/><text:tab/>Introduction</text:p>
      <text:p text:style-name="P4"><text:tab/><text:tab/><text:tab/>Electronic properties</text:p>
      <text:p text:style-name="P4"><text:tab/><text:tab/><text:tab/>Vibrational properties</text:p>
      <text:p text:style-name="P4"><text:tab/><text:tab/>Mechanical strain (5,7)</text:p>
      <text:p text:style-name="P4"><text:tab/><text:tab/><text:tab/>Introduction</text:p>
      <text:p text:style-name="P4"><text:tab/><text:tab/><text:tab/>Mobility</text:p>
      <text:p text:style-name="P4"><text:tab/><text:tab/><text:tab/>Magnetic properties</text:p>
      <text:p text:style-name="P4"><text:tab/><text:tab/>Adatom adsorption (9)</text:p>
      <text:p text:style-name="P4"><text:tab/><text:tab/><text:tab/>Introduction</text:p>
      <text:p text:style-name="P4"><text:tab/><text:tab/><text:tab/>Electronic properties</text:p>
      <text:p text:style-name="P4"><text:tab/><text:tab/>Heterostructures (10)</text:p>
      <text:p text:style-name="P4"><text:tab/><text:tab/><text:tab/>Introduction</text:p>
      <text:p text:style-name="P4"><text:tab/><text:tab/><text:tab/>Electronic properties</text:p>
      <text:p text:style-name="P4"><text:tab/><text:tab/><text:tab/>Li difusion</text:p>
      <text:p text:style-name="P4"><text:tab/><text:tab/>Defect induction (3)</text:p>
      <text:p text:style-name="P4"><text:tab/><text:tab/><text:tab/>Introduction</text:p>
      <text:p text:style-name="P4"><text:tab/><text:tab/><text:tab/>Structural properties</text:p>
      <text:p text:style-name="P4"><text:tab/><text:tab/><text:tab/>Electronic properties</text:p>
      <text:p text:style-name="P4"><text:tab/><text:tab/><text:tab/><text:bookmark-start text:name="__DdeLink__288_1883400147"/>Magnetic properties<text:bookmark-end text:name="__DdeLink__288_1883400147"/></text:p>
      <text:p text:style-name="P4"><text:tab/>Conclus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1:27:47.758310335</meta:creation-date>
    <dc:date>2017-04-12T14:06:44.436179686</dc:date>
    <meta:editing-duration>PT2H51M</meta:editing-duration>
    <meta:editing-cycles>3</meta:editing-cycles>
    <meta:generator>LibreOffice/5.1.6.2$Linux_X86_64 LibreOffice_project/10m0$Build-2</meta:generator>
    <dc:creator>Erpan Arkin</dc:creator>
    <meta:document-statistic meta:table-count="0" meta:image-count="0" meta:object-count="0" meta:page-count="4" meta:paragraph-count="103" meta:word-count="354" meta:character-count="3308" meta:non-whitespace-character-count="2787"/>
  </office:meta>
</office:document-meta>
</file>